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mina Brzegi</text:span><text:span text:style-name="T2"> – dawna </text:span><text:a xlink:type="simple" xlink:href="https://pl.wikipedia.org/wiki/Gmina_wiejska" text:style-name="Internet_20_link" text:visited-style-name="Visited_20_Internet_20_Link"><text:span text:style-name="T3">gmina wiejska</text:span></text:a><text:span text:style-name="T2"> istniejąca do </text:span><text:a xlink:type="simple" xlink:href="https://pl.wikipedia.org/wiki/1954" text:style-name="Internet_20_link" text:visited-style-name="Visited_20_Internet_20_Link"><text:span text:style-name="T3">1954</text:span></text:a><text:span text:style-name="T2"> roku w </text:span><text:a xlink:type="simple" xlink:href="https://pl.wikipedia.org/wiki/Województwo_kieleckie_(1945–1975)" text:style-name="Internet_20_link" text:visited-style-name="Visited_20_Internet_20_Link"><text:span text:style-name="T3">woj. kieleckim</text:span></text:a><text:span text:style-name="T2">. Siedzibą władz gminy były </text:span><text:a xlink:type="simple" xlink:href="https://pl.wikipedia.org/wiki/Brzegi_(województwo_świętokrzyskie)" text:style-name="Internet_20_link" text:visited-style-name="Visited_20_Internet_20_Link">Brzegi</text:a><text:bookmark text:name="cite_ref-gus_2-0"/><text:a xlink:type="simple" xlink:href="https://pl.wikipedia.org/wiki/Gmina_Brzegi#cite_note-gus-2" text:style-name="Internet_20_link" text:visited-style-name="Visited_20_Internet_20_Link">[2]</text:a><text:span text:style-name="T2">.</text:span></text:p>
      <text:p text:style-name="P1"><text:span text:style-name="T2">W okresie międzywojennym gmina Brzegi należała do </text:span><text:a xlink:type="simple" xlink:href="https://pl.wikipedia.org/wiki/Powiat_jędrzejowski" text:style-name="Internet_20_link" text:visited-style-name="Visited_20_Internet_20_Link"><text:span text:style-name="T3">powiatu jędrzejowskiego</text:span></text:a><text:span text:style-name="T2"> w </text:span><text:a xlink:type="simple" xlink:href="https://pl.wikipedia.org/wiki/Województwo_kieleckie_(II_Rzeczpospolita)" text:style-name="Internet_20_link" text:visited-style-name="Visited_20_Internet_20_Link"><text:span text:style-name="T3">woj. kieleckim</text:span></text:a><text:span text:style-name="T2">. Po wojnie gmina zachowała przynależność administracyjną. </text:span><text:a xlink:type="simple" xlink:href="https://pl.wikipedia.org/wiki/1_stycznia" text:style-name="Internet_20_link" text:visited-style-name="Visited_20_Internet_20_Link"><text:span text:style-name="T3">1 stycznia</text:span></text:a><text:span text:style-name="T2"> </text:span><text:a xlink:type="simple" xlink:href="https://pl.wikipedia.org/wiki/1949" text:style-name="Internet_20_link" text:visited-style-name="Visited_20_Internet_20_Link"><text:span text:style-name="T3">1949</text:span></text:a><text:span text:style-name="T2"> roku do gminy Złotniki przyłączono część obszaru </text:span><text:a xlink:type="simple" xlink:href="https://pl.wikipedia.org/wiki/Gmina_Węgleszyn" text:style-name="Internet_20_link" text:visited-style-name="Visited_20_Internet_20_Link"><text:span text:style-name="T3">gminy Węgleszyn</text:span></text:a><text:span text:style-name="T2"> (gromadę </text:span><text:a xlink:type="simple" xlink:href="https://pl.wikipedia.org/wiki/Żarczyce_Duże" text:style-name="Internet_20_link" text:visited-style-name="Visited_20_Internet_20_Link"><text:span text:style-name="T3">Żarczyce Duże</text:span></text:a><text:span text:style-name="T2">)</text:span><text:bookmark text:name="cite_ref-3"/><text:a xlink:type="simple" xlink:href="https://pl.wikipedia.org/wiki/Gmina_Brzegi#cite_note-3" text:style-name="Internet_20_link" text:visited-style-name="Visited_20_Internet_20_Link"><text:span text:style-name="T3">[3]</text:span></text:a><text:span text:style-name="T2">. Według stanu z dnia </text:span><text:a xlink:type="simple" xlink:href="https://pl.wikipedia.org/wiki/1_lipca" text:style-name="Internet_20_link" text:visited-style-name="Visited_20_Internet_20_Link"><text:span text:style-name="T3">1 lipca</text:span></text:a><text:span text:style-name="T2"> </text:span><text:a xlink:type="simple" xlink:href="https://pl.wikipedia.org/wiki/1952" text:style-name="Internet_20_link" text:visited-style-name="Visited_20_Internet_20_Link"><text:span text:style-name="T3">1952</text:span></text:a><text:span text:style-name="T2"> roku gmina składała się z 9 gromad: Bizorenda, Brzegi, Brzezno, Chojny, Miąsowa, Mnichów, Mzurowa, Ossowa i Żerniki</text:span><text:bookmark text:name="cite_ref-4"/><text:a xlink:type="simple" xlink:href="https://pl.wikipedia.org/wiki/Gmina_Brzegi#cite_note-4" text:style-name="Internet_20_link" text:visited-style-name="Visited_20_Internet_20_Link"><text:span text:style-name="T3">[4]</text:span></text:a><text:span text:style-name="T2">.</text:span></text:p>
      <text:p text:style-name="P1"><text:span text:style-name="T2">Jednostka została zniesiona </text:span><text:a xlink:type="simple" xlink:href="https://pl.wikipedia.org/wiki/29_września" text:style-name="Internet_20_link" text:visited-style-name="Visited_20_Internet_20_Link"><text:span text:style-name="T3">29 września</text:span></text:a><text:span text:style-name="T2"> </text:span><text:a xlink:type="simple" xlink:href="https://pl.wikipedia.org/wiki/1954" text:style-name="Internet_20_link" text:visited-style-name="Visited_20_Internet_20_Link"><text:span text:style-name="T3">1954</text:span></text:a><text:span text:style-name="T2"> roku wraz z reformą wprowadzającą </text:span><text:a xlink:type="simple" xlink:href="https://pl.wikipedia.org/wiki/Gromada_(podział_administracyjny)" text:style-name="Internet_20_link" text:visited-style-name="Visited_20_Internet_20_Link"><text:span text:style-name="T3">gromady</text:span></text:a><text:span text:style-name="T2"> w miejsce </text:span><text:a xlink:type="simple" xlink:href="https://pl.wikipedia.org/wiki/Gmina" text:style-name="Internet_20_link" text:visited-style-name="Visited_20_Internet_20_Link">gmin</text:a><text:bookmark text:name="cite_ref-5"/><text:a xlink:type="simple" xlink:href="https://pl.wikipedia.org/wiki/Gmina_Brzegi#cite_note-5" text:style-name="Internet_20_link" text:visited-style-name="Visited_20_Internet_20_Link">[5]</text:a><text:span text:style-name="T2">. Po reaktywowaniu gmin z dniem </text:span><text:a xlink:type="simple" xlink:href="https://pl.wikipedia.org/wiki/1_stycznia" text:style-name="Internet_20_link" text:visited-style-name="Visited_20_Internet_20_Link"><text:span text:style-name="T3">1 stycznia</text:span></text:a><text:span text:style-name="T2"> </text:span><text:a xlink:type="simple" xlink:href="https://pl.wikipedia.org/wiki/1973" text:style-name="Internet_20_link" text:visited-style-name="Visited_20_Internet_20_Link"><text:span text:style-name="T3">1973</text:span></text:a><text:span text:style-name="T2"> roku gminy Brzegi nie przywrócono, a jej dawny obszar wszedł głównie w skład gmin </text:span><text:a xlink:type="simple" xlink:href="https://pl.wikipedia.org/wiki/Sobków_(gmina)" text:style-name="Internet_20_link" text:visited-style-name="Visited_20_Internet_20_Link"><text:span text:style-name="T3">Sobków</text:span></text:a><text:span text:style-name="T2"> i </text:span><text:a xlink:type="simple" xlink:href="https://pl.wikipedia.org/wiki/Jędrzejów_(gmina)" text:style-name="Internet_20_link" text:visited-style-name="Visited_20_Internet_20_Link"><text:span text:style-name="T3">Jędrzejów</text:span></text:a><text:span text:style-name="T2"> w tymże powiecie i województwie</text:span><text:bookmark text:name="cite_ref-6"/><text:a xlink:type="simple" xlink:href="https://pl.wikipedia.org/wiki/Gmina_Brzegi#cite_note-6" text:style-name="Internet_20_link" text:visited-style-name="Visited_20_Internet_20_Link"><text:span text:style-name="T3">[6]</text:span></text:a><text:span text:style-name="T2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4.2.2$Windows_x86 LibreOffice_project/22b09f6418e8c2d508a9eaf86b2399209b0990f4</meta:generator>
    <dc:date>2021-01-10T19:07:51.165000000</dc:date>
    <meta:document-statistic meta:table-count="0" meta:image-count="0" meta:object-count="0" meta:page-count="1" meta:paragraph-count="3" meta:word-count="119" meta:character-count="811" meta:non-whitespace-character-count="694"/>
    <meta:user-defined meta:name="Info 1"/>
    <meta:user-defined meta:name="Info 2"/>
    <meta:user-defined meta:name="Info 3"/>
    <meta:user-defined meta:name="Info 4"/>
  </office:meta>
</office:document-meta>
</file>